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0pt" fo:font-weight="bold" officeooo:rsid="005af9bb" officeooo:paragraph-rsid="0010686b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normal" officeooo:rsid="005e2995" officeooo:paragraph-rsid="0010686b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2b27e" officeooo:paragraph-rsid="0012b27e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fo:font-size="10pt" fo:font-weight="normal" officeooo:rsid="0022d55e" officeooo:paragraph-rsid="0022d55e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officeooo:rsid="008c7f6c" officeooo:paragraph-rsid="0010686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font-size="10pt" fo:font-weight="normal" officeooo:rsid="00940a76" officeooo:paragraph-rsid="0010686b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font-size="10pt" fo:font-weight="normal" officeooo:rsid="0021cf05" officeooo:paragraph-rsid="0021cf0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ebc5f" officeooo:paragraph-rsid="001fdbbb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906a1b" officeooo:paragraph-rsid="0010686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normal" officeooo:rsid="0097209b" officeooo:paragraph-rsid="0010686b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font-size="10pt" fo:font-weight="normal" officeooo:rsid="009a2b95" officeooo:paragraph-rsid="0010686b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 style:text-overline-style="solid" style:text-overline-width="auto" style:text-overline-color="font-color"/>
    </style:style>
    <style:style style:name="P13" style:family="paragraph" style:parent-style-name="Standard" style:list-style-name="L1">
      <style:text-properties fo:font-size="10pt" fo:font-weight="normal" officeooo:rsid="0095cef6" officeooo:paragraph-rsid="0010686b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font-size="10pt" fo:font-weight="normal" officeooo:rsid="00534553" officeooo:paragraph-rsid="00534553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font-size="10pt" fo:font-weight="normal" officeooo:rsid="0054adf9" officeooo:paragraph-rsid="0054adf9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font-size="10pt" fo:font-weight="normal" officeooo:rsid="00550317" officeooo:paragraph-rsid="00550317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size="10pt" fo:font-weight="normal" officeooo:rsid="0056f3fb" officeooo:paragraph-rsid="0056f3fb" style:font-size-asian="10pt" style:font-weight-asian="normal" style:font-size-complex="10pt" style:font-weight-complex="normal"/>
    </style:style>
    <style:style style:name="T1" style:family="text">
      <style:text-properties officeooo:rsid="00210bee"/>
    </style:style>
    <style:style style:name="T2" style:family="text">
      <style:text-properties officeooo:rsid="0035ddc2"/>
    </style:style>
    <style:style style:name="T3" style:family="text">
      <style:text-properties officeooo:rsid="0035e422"/>
    </style:style>
    <style:style style:name="T4" style:family="text">
      <style:text-properties officeooo:rsid="0037c28f"/>
    </style:style>
    <style:style style:name="T5" style:family="text">
      <style:text-properties officeooo:rsid="00405e5e"/>
    </style:style>
    <style:style style:name="T6" style:family="text">
      <style:text-properties officeooo:rsid="004656ef"/>
    </style:style>
    <style:style style:name="T7" style:family="text">
      <style:text-properties officeooo:rsid="0047fc9d"/>
    </style:style>
    <style:style style:name="T8" style:family="text">
      <style:text-properties officeooo:rsid="004656ef" style:text-overline-style="solid" style:text-overline-width="auto" style:text-overline-color="font-color"/>
    </style:style>
    <style:style style:name="T9" style:family="text">
      <style:text-properties officeooo:rsid="005420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:</text:p>
      <text:list xml:id="list2763198223" text:style-name="L1">
        <text:list-item>
          <text:p text:style-name="P2">DMA system description</text:p>
          <text:list>
            <text:list-item>
              <text:p text:style-name="P3">unless a secondary master requires a command to initiate a bus request, it must include logic to wait for other transfers to <text:span text:style-name="T2">conclude</text:span> before requesting</text:p>
            </text:list-item>
            <text:list-item>
              <text:p text:style-name="P4">PM <text:span text:style-name="T3">must </text:span>wait <text:span text:style-name="T4">and hold ack </text:span>until brq is deasserted</text:p>
              <text:list>
                <text:list-item>
                  <text:p text:style-name="P4">cutting the SM off mid-transaction will lead to corrupt memory.</text:p>
                </text:list-item>
              </text:list>
            </text:list-item>
          </text:list>
        </text:list-item>
        <text:list-item>
          <text:p text:style-name="P5">Timing diagrams for <text:span text:style-name="T1">some</text:span> signals</text:p>
          <text:list>
            <text:list-item>
              <text:p text:style-name="P6">Read Operation</text:p>
            </text:list-item>
            <text:list-item>
              <text:p text:style-name="P6">Write Operation</text:p>
            </text:list-item>
            <text:list-item>
              <text:p text:style-name="P6">Card Select</text:p>
            </text:list-item>
            <text:list-item>
              <text:p text:style-name="P6">Memory Inhibit</text:p>
            </text:list-item>
            <text:list-item>
              <text:p text:style-name="P7">bus arbitration</text:p>
            </text:list-item>
            <text:list-item>
              <text:p text:style-name="P8">Should specify minimum setup/hold, various timings.</text:p>
            </text:list-item>
            <text:list-item>
              <text:p text:style-name="P8">Timings should be pretty loose</text:p>
            </text:list-item>
          </text:list>
        </text:list-item>
        <text:list-item>
          <text:p text:style-name="P9">Discuss address space layouts</text:p>
          <text:list>
            <text:list-item>
              <text:p text:style-name="P10">Acknowledge the fact that different architectures have different layouts</text:p>
            </text:list-item>
            <text:list-item>
              <text:p text:style-name="P11">Primary master defines memory map and must document it.</text:p>
            </text:list-item>
          </text:list>
        </text:list-item>
        <text:list-item>
          <text:p text:style-name="P6">Card-specific signals and implementations</text:p>
          <text:list>
            <text:list-item>
              <text:p text:style-name="P12">CSX</text:p>
            </text:list-item>
            <text:list-item>
              <text:p text:style-name="P12">IRQX</text:p>
            </text:list-item>
            <text:list-item>
              <text:p text:style-name="P13"><text:span text:style-name="T8">V</text:span><text:span text:style-name="T6">&lt;7..0&gt;</text:span></text:p>
            </text:list-item>
          </text:list>
        </text:list-item>
        <text:list-item>
          <text:p text:style-name="P10"><text:span text:style-name="T7">I</text:span>mplementation<text:span text:style-name="T7">s</text:span></text:p>
          <text:list>
            <text:list-item>
              <text:p text:style-name="P10">Address lines</text:p>
              <text:list>
                <text:list-item>
                  <text:p text:style-name="P10"><text:span text:style-name="T7">Masters r</text:span>equired to drive all 20 address lines <text:span text:style-name="T5">tri-state (This is implied already but could be added to 2.1.1.)</text:span></text:p>
                </text:list-item>
              </text:list>
            </text:list-item>
          </text:list>
        </text:list-item>
        <text:list-item>
          <text:p text:style-name="P15">2.1.8 – recommend slow (or any) devices assert WAIT? Refer to other part of the document where this is mentioed?</text:p>
        </text:list-item>
        <text:list-item>
          <text:p text:style-name="P16">Recommend a termination circuit?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0-21T21:55:47.584808521</meta:creation-date>
    <dc:date>2020-10-25T12:08:26.211210385</dc:date>
    <meta:editing-duration>PT7H13M40S</meta:editing-duration>
    <meta:editing-cycles>58</meta:editing-cycles>
    <meta:generator>LibreOffice/6.4.6.2$Linux_X86_64 LibreOffice_project/40$Build-2</meta:generator>
    <meta:document-statistic meta:table-count="0" meta:image-count="0" meta:object-count="0" meta:page-count="1" meta:paragraph-count="26" meta:word-count="175" meta:character-count="1017" meta:non-whitespace-character-count="891"/>
  </office:meta>
</office:document-meta>
</file>